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fo:letter-spacing="normal" fo:font-style="normal" fo:font-weight="normal"/>
    </style:style>
    <style:style style:name="P2" style:family="paragraph" style:parent-style-name="Standard">
      <style:text-properties style:text-position="0% 100%" fo:font-style="normal" style:font-style-asian="normal" style:font-style-complex="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weight="normal"/>
    </style:style>
    <style:style style:name="T3" style:family="text">
      <style:text-properties fo:font-variant="normal" fo:text-transform="none" fo:color="#000000" fo:letter-spacing="normal" fo:font-style="italic" fo:font-weight="normal"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size-asian="10pt" style:font-size-complex="10pt"/>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otli Specification Comments</text:h>
      <text:h text:style-name="Heading_20_2" text:outline-level="2">Mark Adler</text:h>
      <text:p text:style-name="Standard"/>
      <text:p text:style-name="Standard">These are comments on the <text:span text:style-name="T4">Brotli Compressed Data Format</text:span>, dated October 2014, version <text:span text:style-name="T4">draft-alakuijala-brotli-02</text:span>. <text:s/>The comments are preceded by the section numbers they refer to.</text:p>
      <text:h text:style-name="Heading_20_3" text:outline-level="3">1.2</text:h>
      <text:p text:style-name="Standard">Why is it always “<text:span text:style-name="Mono"><text:span text:style-name="T6">the "brotli" format</text:span></text:span>”, in quotes like that? <text:s/>I think that the quotes can be dispensed with.</text:p>
      <text:h text:style-name="Heading_20_3" text:outline-level="3">1.5.1</text:h>
      <text:p text:style-name="Standard">“<text:span text:style-name="Mono"><text:span text:style-name="T6">Data elements other than Huffman codes are packed starting with the least-significant bit of the data element.</text:span></text:span>”</text:p>
      <text:p text:style-name="Standard"/>
      <text:p text:style-name="Standard">The way this is shown can be confusing. <text:s/>For WBITS, “1xxx” means a 1 in the <text:span text:style-name="T4">lowest</text:span> bit, and then “xxx” in the next three bits up, but not reversed. <text:s/>So to be more explicit, 1abc becomes abc1 in the bit stream, as opposed to cba1. <text:s/>Maybe a better notation would break up the pieces to be sequenced. <text:s/>E.g. 1/xxx becomes xxx1. <text:s/>Same thing for RLEMAX. <text:s/>This is especially troublesome for the number of block types variable-length code. <text:s/>There the specification gives “1011xxx” for 9-16. <text:s/>So you might think that 1011abc should become either cba1101, considering the whole thing to be a prefix code as implied by “variable-length code”, or abc1101, considering the first four bits to be a prefix code and the xxx to be extra bits as seen in many other cases in the format. <text:s/>Unfortunately both would be wrong. <text:s/>In fact 1011abc becomes abc0111 in the bit stream! <text:s/>Using a slash notation, this could be written as 1/011/abc, which then more naturally can be seen to be abc0111 in the stream. <text:s/>Or you could resolve this a different way. <text:s/>Perhaps instead always show the actual order in the bit stream?</text:p>
      <text:p text:style-name="Standard"/>
      <text:p text:style-name="Standard">By the way, the document repeatedly refers to Huffman codes, when really it is referring to prefix codes. <text:s/>There is nothing that requires that the prefix codes actually be Huffman codes, i.e. optimal codes for the frequencies of the symbols they code. <text:s/>In fact, since there is a length limit to the prefix codes, technically some of the codes generated are necessarily not Huffman codes. <text:s/>Calling them Huffman codes could imply that a stream for which the prefix code is not optimal is not a valid brotli stream. <text:s/>I think it would be better to refer to them as prefix codes, and when introduced, to point out that all of the prefix codes used in brotli are complete prefix codes, and that prefix codes with one symbol and zero bits coding that symbol are permitted. <text:s/>The optimality of the prefix codes is not important to the specification and optimality does not restrict valid brotli streams.</text:p>
      <text:h text:style-name="Heading_20_3" text:outline-level="3">2.</text:h>
      <text:p text:style-name="Standard">This whole section is horrible. <text:s/>(Sorry to be judgmental.) <text:s/>I will need to think more about how to better introduce the format and especially interleaving of codes. <text:s/>What follows for now are stream-of-consciousness comments on this section. <text:s/>I may update these comments later with something more cohesive.</text:p>
      <text:p text:style-name="Standard"/>
      <text:p text:style-name="Standard"><text:soft-page-break/>It is not immediately clear if the 256 MiB limit applies to the uncompressed data represented by the meta-block, or if it refers to compressed data. <text:s/>The term "meta-block" is used to refer to both the input data and the compressed data in that first paragraph. <text:s/>The term “input data” is ambiguous, since it could be referring to the input data to the decompressor. <text:s/>The term “uncompressed data” should be used.</text:p>
      <text:p text:style-name="Standard"/>
      <text:p text:style-name="Standard">Show a diagram of one command, something like:</text:p>
      <text:p text:style-name="Standard"/>
      <text:p text:style-name="Standard"><text:s text:c="4"/>[# of literals &amp; match length][literal][literal]...[literal][distance]</text:p>
      <text:p text:style-name="Standard"/>
      <text:p text:style-name="Standard">It should state here if you can have a command with no literals and/or no match. <text:s/>I am wondering at this point how to make an empty stream.</text:p>
      <text:p text:style-name="Standard"/>
      <text:p text:style-name="Standard">Introduce the topic of multiple codes for the same category up front, and note the rationale.</text:p>
      <text:p text:style-name="Standard"/>
      <text:p text:style-name="Standard">Use consistent terminology: "copy" is used for a match copy as well as a "literal copy block" — should that be a literal insert block?</text:p>
      <text:p text:style-name="Standard"/>
      <text:p text:style-name="Standard">This is awkwardly worded:</text:p>
      <text:p text:style-name="Standard"/>
      <text:p text:style-name="Standard">“<text:span text:style-name="Mono">The subsequent blocks within each block category must have different block types, but blocks further away in the block sequence can have the same types.</text:span>”</text:p>
      <text:p text:style-name="Standard"/>
      <text:p text:style-name="Standard">What this is trying to say is that the block type can be reused, and that it makes no sense to change to the same block type since you could have had just one with a longer length. <text:s/>A block type code is inserted only when the block type changes.</text:p>
      <text:p text:style-name="Standard"/>
      <text:p text:style-name="Standard">Use "category", "type", "kind" consistently.</text:p>
      <text:p text:style-name="Standard"/>
      <text:p text:style-name="Standard">A meta-block is not really a series of blocks as described. <text:s/>It is a series of instructions. <text:s/>The coding of the instructions interleaves different codes depending on the category, the block type, and the context. <text:s/>The attempt to use “blocks” of a particular type of element (e.g. literals) using a single prefix code as a way to explain the format is at the root of the problems with this section.</text:p>
      <text:p text:style-name="Standard"/>
      <text:p text:style-name="Standard">Typo: "<text:span text:style-name="Mono">context ID in the rage [0, 63]</text:span>" -- range, not rage.</text:p>
      <text:p text:style-name="Standard"/>
      <text:p text:style-name="Standard">“<text:span text:style-name="Mono">in fact, the index of the Huffman tree is the block type number</text:span>”</text:p>
      <text:p text:style-name="Standard"/>
      <text:p text:style-name="Standard">Not really. <text:s/>The block type number is the symbol minus two, unless the symbol is one or zero in which case it is a reference to a previous block type.</text:p>
      <text:p text:style-name="Standard"/>
      <text:p text:style-name="Standard">In “<text:span text:style-name="Mono">IaC0 L0 L1 LBlockSwitch(1, 3) L2 D0 IaC1 DBlockSwitch(1, 1) D1</text:span>”, the “<text:span text:style-name="Mono">DBlockSwitch(1, 1)</text:span>” should be “<text:span text:style-name="Mono">DBlockSwitch(1, 3)</text:span>”.</text:p>
      <text:p text:style-name="Standard"/>
      <text:p text:style-name="Standard">Also “<text:span text:style-name="Mono">L5</text:span>” needs to precede “<text:span text:style-name="Mono">D3</text:span>” on the next line.</text:p>
      <text:h text:style-name="Heading_20_3" text:outline-level="3"><text:soft-page-break/>3.4</text:h>
      <text:p text:style-name="Standard">The phrase “<text:span text:style-name="Mono">machine integer</text:span>” shows up a few times, here for symbol bits, later for extra bits. <text:s/>I would normally take that phrase to mean a fixed-width integer matching a register size on the machine, e.g. 32 or 64 bits. <text:s/>I think what you mean is simply an unsigned integer of <text:span text:style-name="T4">n</text:span><text:span text:style-name="T5"> bits. <text:s/>Maybe just say integer or unsigned integer.</text:span></text:p>
      <text:p text:style-name="Standard"/>
      <text:p text:style-name="Standard">“<text:span text:style-name="Mono">where NSYM = # of symbols with non-zero code length</text:span>”</text:p>
      <text:p text:style-name="Standard"/>
      <text:p text:style-name="Standard">This is not quite right. <text:s/>In fact if NSYM = 1, then there is one symbol, and it has zero code length! <text:s/>The problem here is that "zero code length" is being used to mean two different things. <text:s/>Either a) a symbol that is not coded at all, and b) a code with a single symbol that actually has zero bits. <text:s/>Perhaps it would be easier to say the # of symbols that are coded.</text:p>
      <text:p text:style-name="Standard"/>
      <text:p text:style-name="Standard">“<text:span text:style-name="Mono">if NSYM = 1, the code length for the one symbol is one at this stage</text:span>”</text:p>
      <text:p text:style-name="Standard"/>
      <text:p text:style-name="Standard">I am not clear how this has any meaning in this context. <text:s/>There are no code lengths provided in the bit stream for symbols for simple codes, as there are for complex codes. <text:s/>No length of one is provided for this symbol. <text:s/>There is no “stage” at which this is the case. <text:s/>Instead a length of zero is implied by NSYM.</text:p>
      <text:p text:style-name="Standard"/>
      <text:p text:style-name="Standard">For NSYM = 2, 3, or 4, the 2 to 4 symbols provided might not be sorted. <text:s/>Though there is no reason for them not to have been sorted by the compressor. <text:s/>Should the stream be rejected if they are not sorted? <text:s/>Or should the decompressor sort them? <text:s/>Or should they be used in the order presented even if they are not sorted? <text:s/>In which case the code is not canonical.</text:p>
      <text:p text:style-name="Standard"/>
      <text:p text:style-name="Standard">Note: there are unsorted symbols present in simple codes in the example data, and it appears that they need to be sorted.</text:p>
      <text:p text:style-name="Standard"/>
      <text:p text:style-name="Standard">“<text:span text:style-name="Mono">The value of each of the NSYM symbols above is the value of the ALPHABETS_BITS width machine integer representing the symbol modulo the alphabet size of the Huffman code.</text:span>”</text:p>
      <text:p text:style-name="Standard"/>
      <text:p text:style-name="Standard">Why modulo? <text:s/>This allows up to two ways to represent the same symbol. <text:s/>Why not reject invalid values? <text:s/>The specification should require that the actual symbol value be in the stream, and if the integer pulled is &gt;= the alphabet size, then the stream can be rejected. <text:s/>Are there cases where a modulo operation on the bits read is actually required?</text:p>
      <text:h text:style-name="Heading_20_3" text:outline-level="3">3.5</text:h>
      <text:p text:style-name="Standard">“<text:span text:style-name="Mono">HSKIP, values of 0, 2 or 3 represent the respective </text:span><text:span text:style-name="Mono"><text:span text:style-name="T2">number of leading zeros.</text:span></text:span><text:span text:style-name="T1">”</text:span></text:p>
      <text:p text:style-name="P1"/>
      <text:p text:style-name="P1">It is not clear what is meant by “leading zeros”. <text:s/>Explicitly state that 2 means that the code lengths 1 and 2 are not coded, and that 3 means that the codes lengths 1, 2, and 3 are not coded.</text:p>
      <text:p text:style-name="Standard"/>
      <text:p text:style-name="Standard">Typo: “<text:span text:style-name="Mono">and they are represented with 2 - 5 bits</text:span>”, should be 2 - 4 bits.</text:p>
      <text:p text:style-name="Standard"/>
      <text:p text:style-name="Standard"><text:soft-page-break/>“<text:span text:style-name="Mono">A repeated code length code of 16 modifies the repeat count of the </text:span><text:span text:style-name="Mono">previous one as follows</text:span>”</text:p>
      <text:p text:style-name="Standard"/>
      <text:p text:style-name="Standard">Does this apply again if there are <text:span text:style-name="T4">three</text:span> 16 codes in a row? <text:s/>It doesn't say. <text:s/>Same question for repeated 17's.</text:p>
      <text:p text:style-name="Standard"/>
      <text:p text:style-name="Standard">“<text:span text:style-name="Mono">A repeated code length code of 16 modifies the repeat count of the previous one as follows</text:span>”</text:p>
      <text:p text:style-name="Standard"/>
      <text:p text:style-name="Standard">I presume this only applies if it is immediately repeated, i.e. no other codes in between. The specification should be explicit on this. <text:s/>Same for 17.</text:p>
      <text:p text:style-name="Standard"/>
      <text:p text:style-name="Standard">The specification says what to do if “<text:span text:style-name="Mono">If there are at least two non-zero code lengths</text:span>”, specifically that the code ends when it is complete, so there can't be any trailing zero lengths. <text:s/>However the specification does not say what to do if that is <text:span text:style-name="T4">not</text:span> the case. <text:s/>If that is not the case, and there is only one non-zero code length, it turns out that what should be done is to read lengths until the end of the possible code length code symbols is reached (at which point it can be discovered that there is only one), and create a code with that lone symbol having zero length. <text:s/>It should also specify that if all of the lengths are zero, then the stream is invalid. <text:s/>The cases found in example compressed data all had a length of 1 for that lone symbol, which was to be assigned a length of 0. <text:s/>The specification should state that only 1 is allowed there, assuming it is. <text:s/>(Side note: if the fake length were chosen to be 3 or 4, then two bits could be saved.)</text:p>
      <text:h text:style-name="Heading_20_3" text:outline-level="3">4.</text:h>
      <text:p text:style-name="Standard">“<text:span text:style-name="Mono">second last distance</text:span>” should be second <text:span text:style-name="T4">to</text:span> last distance. <text:s/>This shows up a few times.</text:p>
      <text:p text:style-name="Standard"/>
      <text:p text:style-name="Standard">The limits on NPOSTFIX and NDIRECT should be provided here. <text:s/>NPOSTFIX is two bits (0..3). <text:s/>NDIRECT is four bits, shifted up by NPOSTFIX, so up to 1111000 or 15*8 = 16*8 - 8 = 120.</text:p>
      <text:p text:style-name="Standard"/>
      <text:p text:style-name="Standard">The specification calls symbols "codes" here. <text:s/>We need a consistent terminology. <text:s/>There should be different names for a prefix-code tree, a single set of bits in that prefix code representing one symbol, and the symbol decoded. <text:s/>Sometimes all three are called "code".</text:p>
      <text:p text:style-name="Standard"/>
      <text:p text:style-name="Standard">For consistency, "ringbuffer" should be "ring-buffer".</text:p>
      <text:h text:style-name="Heading_20_3" text:outline-level="3">6.0</text:h>
      <text:p text:style-name="Standard">The use of “<text:span text:style-name="Mono">second last</text:span>” and “<text:span text:style-name="Mono">last</text:span>” block types in confusing.<text:span text:style-name="T9"> <text:s/>If we just finished with block type </text:span><text:span text:style-name="T8">n</text:span><text:span text:style-name="T9"> and need to come up with block type </text:span><text:span text:style-name="T8">n+1</text:span><text:span text:style-name="T9">, it is not clear if “</text:span><text:span text:style-name="Mono"><text:span text:style-name="T7">last</text:span></text:span><text:span text:style-name="T9">” means block type </text:span><text:span text:style-name="T8">n-1</text:span><text:span text:style-name="T9"> or block type </text:span><text:span text:style-name="T8">n</text:span><text:span text:style-name="T9">. <text:s/>The answer is </text:span><text:span text:style-name="T8">n</text:span><text:span text:style-name="T9">, so really “</text:span><text:span text:style-name="Mono"><text:span text:style-name="T7">last</text:span></text:span><text:span text:style-name="T9">” means the current block type. <text:s/>The text should make that clear, and provide an example. <text:s/>This is compounded by confusion on the initialization of the previous block types at the start of a meta-block. <text:s/>It says “</text:span><text:span text:style-name="Mono"><text:span text:style-name="T7">The second last and last block types are initialized with 0 and 1</text:span></text:span><text:span text:style-name="T9">”. <text:s/>This would lead one to think that “</text:span><text:span text:style-name="Mono"><text:span text:style-name="T7">last</text:span></text:span><text:span text:style-name="T9">” must mean </text:span><text:span text:style-name="T8">n-1</text:span><text:span text:style-name="T9"> since it was already stated that the first block type is 0. <text:s/>So it can't be both 0 and 1. <text:s/>However “</text:span><text:span text:style-name="Mono"><text:span text:style-name="T7">last</text:span></text:span><text:span text:style-name="T9">” means the current block type, which is 0. <text:s/>The only resolution, in order to be consistent with what was found in the compressed data, is to </text:span><text:soft-page-break/><text:span text:style-name="T9">interpret the initialization to occur before the first block type is set to zero! <text:s/>Then if they are set to 0 and 1 and the first block type is set to 0, the new values become 1 and 0. <text:s/>The other interpretation is that the spec simply got it backwards, and it should have said 1 and 0. <text:s/>Either way, the specification needs to be much more clear on this, again providing an example for the first block type change.</text:span></text:p>
      <text:p text:style-name="P2"/>
      <text:p text:style-name="P2">A strict interpretation of the block type counts would be that all three count down to zero at the end of the meta-block, at the same time that the number of decompressed bytes counts down to zero. <text:s/>This should be mentioned in the specification as a verification of the validity of the stream.</text:p>
      <text:p text:style-name="P2"/>
      <text:p text:style-name="P2">It would seem that the first block type change in any category should take the block type from 0 to 1. <text:s/>Why wouldn't the next block type be numbered 1? <text:s/>Is this the case? <text:s/>If so, this could also be a check on the validity of the stream.</text:p>
      <text:h text:style-name="Heading_20_3" text:outline-level="3">7.1</text:h>
      <text:p text:style-name="Standard">These lookup tables should each be accompanied by a length in bytes and some sort of check value in the specification to assure that each table has been copied correctly from the specification.</text:p>
      <text:p text:style-name="Standard"/>
      <text:p text:style-name="Standard">“<text:span text:style-name="Mono">The context for encoding the next literal is defined by the last two bytes in the stream (p1, p2, where p1 is the most recent byte)</text:span>”</text:p>
      <text:p text:style-name="Standard"/>
      <text:p text:style-name="Standard">The specification doesn't specify what p1 and p2 should be at the start of the stream. <text:s/>It needs to.</text:p>
      <text:h text:style-name="Heading_20_3" text:outline-level="3">7.3</text:h>
      <text:p text:style-name="Standard">“<text:span text:style-name="Mono">RLEMAX: repeat a zero (2^RLEMAX)-(2^(RLEMAX+1) - 1) times</text:span>” is confusing. <text:s/>At first</text:p>
      <text:p text:style-name="Standard">the dash in the middle looks like a minus sign (as it is a few characters later for</text:p>
      <text:p text:style-name="Standard">the - 1). <text:s/>Replace the dash with “...” or “to”.</text:p>
      <text:p text:style-name="Standard"/>
      <text:p text:style-name="Standard">The use of ^ in “<text:span text:style-name="Mono">RLEMAX: repeat a zero (2^RLEMAX)-(2^(RLEMAX+1) - 1) times</text:span>” is not</text:p>
      <text:p text:style-name="Standard">consistent with previous use of 1 &lt;&lt; for that, and is not consistent with most</text:p>
      <text:p text:style-name="Standard">computer languages, which use ^ for exclusive-or, including in this specification</text:p>
      <text:p text:style-name="Standard">for the UppercaseAll algorithm.</text:p>
      <text:p text:style-name="Standard"/>
      <text:p text:style-name="Standard">There should either be a reference or an algorithm description for the inverse</text:p>
      <text:p text:style-name="Standard">move-to-front transform.</text:p>
      <text:h text:style-name="Heading_20_3" text:outline-level="3">8.</text:h>
      <text:p text:style-name="Standard">“<text:span text:style-name="Mono">NDBITS[lengths]</text:span>” should be NDBITS[length].</text:p>
      <text:p text:style-name="Standard"/>
      <text:p text:style-name="Standard">I get what “<text:span text:style-name="Mono">DICT[offset(length, index)..offset(length, index+1))</text:span>” means, using the mathematical notation [) for inclusive and exclusive end points. <text:s/>However it would be more clear as: DICT[offset(length, index)..offset(length, index+1)-1] or DICT[offset(length, index) + 0..length-1].</text:p>
      <text:p text:style-name="Standard"/>
      <text:p text:style-name="Standard"><text:soft-page-break/>NTRANSFORMS should be defined explicitly in the document. <text:s/>It can only be inferred to be 121 from the table of transforms.</text:p>
      <text:p text:style-name="Standard"/>
      <text:p text:style-name="Standard">The UppercaseAll pseudo-code is incorrect, assuming that the indenting determines the execution. <text:span text:style-name="T4"><text:s/>i</text:span> is only incremented when a character is modified, so it will never terminate if it encounters a non-lower-case character. <text:s/>All of the increments of <text:span text:style-name="T4">i</text:span> need to be unindented.</text:p>
      <text:p text:style-name="Standard"/>
      <text:p text:style-name="Standard">“<text:span text:style-name="Mono">word[i + 2] = word[i + 2] ^ 5</text:span>” exclusive-or's the third-byte of any three-byte UTF-8 character with 5. <text:s/>That seems like a rather odd transformation to apply, unlike the other two upper-case transformations (“<text:span text:style-name="Mono">^ 32</text:span>”). <text:s/>What does the “<text:span text:style-name="Mono">^ 5</text:span>” do? <text:s/>There are many three-byte UTF-8 characters in the dictionary, mostly Devanagari and CJK Ideographs.</text:p>
      <text:p text:style-name="Standard"/>
      <text:p text:style-name="Standard">“<text:span text:style-name="Mono">characters an coverted</text:span>” should be characters and converted.</text:p>
      <text:p text:style-name="Standard"/>
      <text:p text:style-name="Standard">“<text:span text:style-name="Mono"><text:span text:style-name="T2">Each T_i is one of the following 20 elementary transforms</text:span></text:span><text:span text:style-name="T1">”</text:span></text:p>
      <text:p text:style-name="P1"/>
      <text:p text:style-name="Standard"><text:span text:style-name="T1">It is not clear </text:span><text:span text:style-name="T3">why</text:span><text:span text:style-name="T1"> there are 20 transforms, since a simple count would turn up 21 transforms. <text:s/>However </text:span><text:span text:style-name="Mono"><text:span text:style-name="T2">OmitFirst8</text:span></text:span><text:span text:style-name="T1"> never appears in the transform table, which is why there are only 20. <text:s/>There should be a parenthetical comment to this effect.</text:span></text:p>
      <text:p text:style-name="P1"/>
      <text:p text:style-name="P1">There should be a note that the strings in the transforms table are in C string format with respect to escape (backslash) characters.</text:p>
      <text:h text:style-name="Heading_20_3" text:outline-level="3">9.2</text:h>
      <text:p text:style-name="Standard">At last, we see how to make an empty block. <text:s/>This was bugging me the whole time. <text:s/>Perhaps state earlier in the overall view of meta-blocks that the last, and possibly the only meta-block can be empty.</text:p>
      <text:p text:style-name="Standard"/>
      <text:p text:style-name="Standard">So if ISEMPTY is 1, are the rest of the fields not present? <text:s/>This should be explicit at that point in the specification. <text:s/>It is specified later in the pseudo-code for decoding.</text:p>
      <text:p text:style-name="Standard"/>
      <text:p text:style-name="Standard">If ISEMPTY is 1, what fills the rest of the last byte? <text:s/>The specification should say zero bits. <text:s/>Same thing goes for a last block that isn't empty. <text:s/>In general some attention should be given to where in the specification it should state that a decompressor should reject a stream for non-compliance.</text:p>
      <text:p text:style-name="Standard"/>
      <text:p text:style-name="Standard">If ISUNCOMPRESSED is 1, then the bits to the next byte boundary should be specified to be zeros.</text:p>
      <text:p text:style-name="Standard"/>
      <text:p text:style-name="Standard">The variable-length code for the number of block types is not clear in its description. <text:s/>Are the next three bits after the 1 in reversed order? <text:s/>Do the x's need to be reversed before adding to the base? <text:s/>Answer: it is not a prefix code as implied. <text:s/>The three bits after the first bit and the extra bit are not reversed in the stream.</text:p>
      <text:p text:style-name="Standard"/>
      <text:p text:style-name="Standard">Should a stream be rejected if there are too many nybbles for the meta-block length? <text:s/>I.e., if the high nybble after the fourth nybble is zero?</text:p>
      <text:h text:style-name="Heading_20_3" text:outline-level="3"><text:soft-page-break/>10.</text:h>
      <text:p text:style-name="Text_20_body">“<text:span text:style-name="Mono">if number of output bytes produced in the loop is MLEN break from loop</text:span>”</text:p>
      <text:p text:style-name="Text_20_body">Aha! <text:s/>I have been waiting for this the whole specification, and now finally I learn it in the pseudo-code in section 10. <text:s/>This is how you can have a meta-block with literals and no matches, even though the minimum match length is two.</text:p>
      <text:p text:style-name="Text_20_body">The algorithm should note the update to the last and second-to-last block types when updating.</text:p>
      <text:p text:style-name="Text_20_body">The algorithm should note the interpretation of block types 0 and 1.</text:p>
      <text:p text:style-name="Text_20_body">“<text:span text:style-name="Mono">compute context ID, CIDL from last two bytes of output</text:span>”</text:p>
      <text:p text:style-name="Text_20_body">That is an example of the terminology confusion, where the word “output” is used to mean the decompressor output, when we also see the term “input” meaning the same thing! <text:s/>i.e. the compressor input.</text:p>
      <text:p text:style-name="Text_20_body">“<text:span text:style-name="Mono">output stram</text:span>” should be output stream.</text:p>
      <text:h text:style-name="Heading_20_3" text:outline-level="3">Page 28-108</text:h>
      <text:p text:style-name="Standard">The dictionary should be prefaced by the number of bytes in the dictionary (122,784), and a signature of the dictionary, e.g. a SHA-256, so that the correct extraction of the dictionary can be verified.</text:p>
      <text:h text:style-name="Heading_20_3" text:outline-level="3">Page 109</text:h>
      <text:p text:style-name="Standard">There should not be a comma at the end of "7, <text:s/>6, <text:s/>6, <text:s/>5, <text:s/>5,". <text:s/>It makes it look like something is mi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mo"/>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letype" style:family="text">
      <style:text-properties style:font-name="Courier New" style:font-name-asian="Courier New" style:font-name-complex="Courier New"/>
    </style:style>
    <style:style style:name="Mono" style:family="text" style:parent-style-name="Emphasis">
      <style:text-properties style:font-name="Cousine" fo:font-size="11pt" fo:font-style="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dler</meta:initial-creator>
    <meta:creation-date>2015-02-22T20:46:48</meta:creation-date>
    <dc:date>2015-04-19T18:18:34</dc:date>
    <dc:creator>Mark Adler</dc:creator>
    <meta:editing-duration>PT4H58M38S</meta:editing-duration>
    <meta:editing-cycles>143</meta:editing-cycles>
    <meta:generator>OpenOffice/4.1.1$Unix OpenOffice.org_project/411m6$Build-9775</meta:generator>
    <meta:document-statistic meta:table-count="0" meta:image-count="0" meta:object-count="0" meta:page-count="7" meta:paragraph-count="98" meta:word-count="2902" meta:character-count="16105"/>
  </office:meta>
</office:document-meta>
</file>